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780000031508A9AD3C2E34E040.jpg" manifest:media-type="image/jpeg"/>
  <manifest:file-entry manifest:full-path="Pictures/10000000000004000000031D175B382E1198962F.jpg" manifest:media-type="image/jpeg"/>
  <manifest:file-entry manifest:full-path="Pictures/1000000000000500000003558FF5A76E4ADC6339.jpg" manifest:media-type="image/jpeg"/>
  <manifest:file-entry manifest:full-path="Pictures/1000000000000280000001A9827A791B7E378674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I like rats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They are pretty coo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Here are some cute rats</text:p>
          </draw:text-box>
        </draw:frame>
        <draw:frame draw:style-name="gr2" draw:text-style-name="P1" draw:layer="layout" svg:width="6.315cm" svg:height="4.193cm" draw:transform="skewX (0.015707963267949) rotate (0.02460914245312) translate (1.905cm 4.062cm)">
          <draw:image xlink:href="Pictures/1000000000000280000001A9827A791B7E378674.jpg" xlink:type="simple" xlink:show="embed" xlink:actuate="onLoad" draw:mime-type="image/jpeg">
            <text:p/>
          </draw:image>
        </draw:frame>
        <draw:frame draw:style-name="gr2" draw:text-style-name="P1" draw:layer="layout" svg:width="8.255cm" svg:height="6.425cm" svg:x="9.525cm" svg:y="3.5cm">
          <draw:image xlink:href="Pictures/10000000000004000000031D175B382E1198962F.jpg" xlink:type="simple" xlink:show="embed" xlink:actuate="onLoad" draw:mime-type="image/jpeg">
            <text:p/>
          </draw:image>
        </draw:frame>
        <draw:frame draw:style-name="gr2" draw:text-style-name="P1" draw:layer="layout" svg:width="5.715cm" svg:height="3.808cm" svg:x="19.685cm" svg:y="4.445cm">
          <draw:image xlink:href="Pictures/1000000000000500000003558FF5A76E4ADC6339.jpg" xlink:type="simple" xlink:show="embed" xlink:actuate="onLoad" draw:mime-type="image/jpeg">
            <text:p/>
          </draw:image>
        </draw:frame>
        <draw:frame draw:style-name="gr2" draw:text-style-name="P1" draw:layer="layout" svg:width="8.255cm" svg:height="4.652cm" svg:x="9.525cm" svg:y="10.588cm">
          <draw:image xlink:href="Pictures/10000000000005780000031508A9AD3C2E34E04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4:19:16.240016298</meta:creation-date>
    <meta:editing-duration>PT10M53S</meta:editing-duration>
    <meta:editing-cycles>2</meta:editing-cycles>
    <meta:generator>LibreOffice/7.5.6.2$Linux_X86_64 LibreOffice_project/50$Build-2</meta:generator>
    <dc:title>Lights</dc:title>
    <dc:date>2023-10-12T14:30:09.039497935</dc:date>
    <meta:document-statistic meta:object-count="90"/>
  </office:meta>
</office:document-meta>
</file>